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07dd" officeooo:paragraph-rsid="000707dd"/>
    </style:style>
    <style:style style:name="P2" style:family="paragraph" style:parent-style-name="Standard">
      <style:text-properties fo:font-weight="bold" officeooo:rsid="000707dd" officeooo:paragraph-rsid="000707dd" style:font-weight-asian="bold" style:font-weight-complex="bold"/>
    </style:style>
    <style:style style:name="P3" style:family="paragraph" style:parent-style-name="Standard">
      <style:text-properties fo:font-weight="normal" officeooo:rsid="000707dd" officeooo:paragraph-rsid="000707dd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707dd" officeooo:paragraph-rsid="000707dd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0707dd" officeooo:paragraph-rsid="000707dd" style:font-weight-asian="normal" style:font-weight-complex="normal"/>
    </style:style>
    <style:style style:name="P6" style:family="paragraph" style:parent-style-name="Standard" style:list-style-name="L3">
      <style:text-properties fo:font-weight="normal" officeooo:rsid="000707dd" officeooo:paragraph-rsid="000707dd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0b182b" officeooo:paragraph-rsid="000b182b" style:font-weight-asian="normal" style:font-weight-complex="normal"/>
    </style:style>
    <style:style style:name="P8" style:family="paragraph" style:parent-style-name="Standard" style:list-style-name="L1">
      <style:text-properties officeooo:paragraph-rsid="000707dd"/>
    </style:style>
    <style:style style:name="P9" style:family="paragraph" style:parent-style-name="Standard">
      <style:text-properties officeooo:paragraph-rsid="000707dd"/>
    </style:style>
    <style:style style:name="T1" style:family="text">
      <style:text-properties fo:font-weight="normal" officeooo:rsid="000707dd" style:font-weight-asian="normal" style:font-weight-complex="normal"/>
    </style:style>
    <style:style style:name="T2" style:family="text">
      <style:text-properties fo:font-weight="normal" officeooo:rsid="0009819c" style:font-weight-asian="normal" style:font-weight-complex="normal"/>
    </style:style>
    <style:style style:name="T3" style:family="text">
      <style:text-properties fo:font-weight="normal" officeooo:rsid="000b182b" style:font-weight-asian="normal" style:font-weight-complex="normal"/>
    </style:style>
    <style:style style:name="T4" style:family="text">
      <style:text-properties officeooo:rsid="00084e54"/>
    </style:style>
    <style:style style:name="T5" style:family="text">
      <style:text-properties officeooo:rsid="0009819c"/>
    </style:style>
    <style:style style:name="T6" style:family="text">
      <style:text-properties officeooo:rsid="000b182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bcbea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7">Schedule One On One </text:span><text:span text:style-name="T8">Call </text:span><text:span text:style-name="T7">Module</text:span></text:p>
      <text:p text:style-name="P2"/>
      <text:p text:style-name="P2">CALL BOOKING : <text:tab/><text:tab/><text:tab/><text:tab/><text:tab/><text:tab/><text:tab/><text:tab/> <text:s/><text:span text:style-name="T5">5</text:span> days</text:p>
      <text:p text:style-name="P3"/>
      <text:list xml:id="list6408330443789163373" text:style-name="L1">
        <text:list-item>
          <text:p text:style-name="P4">Show events in the calendar (month view)<text:tab/><text:tab/><text:tab/><text:tab/>1day<text:span text:style-name="T6">(29/aug)</text:span></text:p>
        </text:list-item>
        <text:list-item>
          <text:p text:style-name="P4">Show events in the time view<text:tab/><text:tab/><text:tab/><text:tab/><text:tab/><text:tab/>1day<text:span text:style-name="T6">(30/aug)</text:span></text:p>
        </text:list-item>
        <text:list-item>
          <text:p text:style-name="P4">Book call sl<text:span text:style-name="T5">o</text:span>t <text:tab/><text:tab/><text:tab/><text:tab/><text:tab/><text:tab/><text:tab/><text:tab/>1day<text:span text:style-name="T6">(31/aug)</text:span></text:p>
        </text:list-item>
        <text:list-item>
          <text:p text:style-name="P8"><text:span text:style-name="T1">Payment <text:tab/><text:tab/><text:tab/><text:tab/><text:tab/><text:tab/><text:tab/><text:tab/></text:span><text:span text:style-name="T2">2</text:span><text:span text:style-name="T1">day</text:span><text:span text:style-name="T3">(1/sep-2/sep)</text:span></text:p>
        </text:list-item>
      </text:list>
      <text:p text:style-name="P9"><text:span text:style-name="T1"/></text:p>
      <text:p text:style-name="P2"><text:s/>CALL CONNECTING <text:s/>FUNCTIONS : <text:s text:c="3"/><text:tab/><text:tab/><text:tab/><text:tab/>1<text:span text:style-name="T6">4</text:span> days</text:p>
      <text:list xml:id="list8187789917979916787" text:style-name="L2">
        <text:list-item>
          <text:p text:style-name="P5">Show booked call sl<text:span text:style-name="T5">o</text:span>t in user profile<text:tab/><text:tab/><text:tab/><text:tab/><text:tab/>1 day<text:span text:style-name="T6">(5/sep)</text:span></text:p>
        </text:list-item>
        <text:list-item>
          <text:p text:style-name="P5">One on One call Room design<text:tab/><text:tab/><text:tab/><text:tab/><text:tab/><text:span text:style-name="T6">5</text:span> day<text:span text:style-name="T6">(6/sep-12/sep)</text:span></text:p>
        </text:list-item>
        <text:list-item>
          <text:p text:style-name="P7">User Invite<text:tab/><text:tab/><text:tab/><text:tab/><text:tab/><text:tab/><text:tab/><text:tab/>2day(13/sep-14/sep)</text:p>
        </text:list-item>
        <text:list-item>
          <text:p text:style-name="P5">Connection call with Host and other users<text:tab/><text:tab/><text:tab/><text:tab/>7 day<text:span text:style-name="T6">(15/sep-23/sep)</text:span></text:p>
        </text:list-item>
      </text:list>
      <text:p text:style-name="P3"/>
      <text:p text:style-name="P2">FEATURES DURING CALL: <text:s/><text:tab/><text:tab/><text:tab/><text:tab/><text:tab/><text:tab/> 12 days</text:p>
      <text:list xml:id="list9024700171864056440" text:style-name="L3">
        <text:list-item>
          <text:p text:style-name="P6">Show all users and host<text:tab/><text:tab/><text:tab/><text:tab/><text:tab/><text:tab/><text:span text:style-name="T4">2 day(26/sep-27/sep)</text:span></text:p>
        </text:list-item>
        <text:list-item>
          <text:p text:style-name="P6">View for the Only viewing users<text:tab/><text:tab/><text:tab/><text:tab/><text:tab/><text:span text:style-name="T4">2 day(28/sep-29/sep)</text:span></text:p>
        </text:list-item>
        <text:list-item>
          <text:p text:style-name="P6">Different Background Desing for Host and user<text:tab/><text:tab/><text:tab/><text:span text:style-name="T4">1 day(30/sep)</text:span></text:p>
        </text:list-item>
        <text:list-item>
          <text:p text:style-name="P6"><text:span text:style-name="T6">Broadcast</text:span> call view according to the number of users.<text:tab/><text:tab/><text:span text:style-name="T4">7 day(3/oct-11/oct)</text:span>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24 </meta:initial-creator>
    <meta:creation-date>2016-08-26T12:24:20.811381791</meta:creation-date>
    <dc:date>2016-08-26T13:30:15.794001059</dc:date>
    <dc:creator>DEV24 </dc:creator>
    <meta:editing-duration>PT5M4S</meta:editing-duration>
    <meta:editing-cycles>1</meta:editing-cycles>
    <meta:document-statistic meta:table-count="0" meta:image-count="0" meta:object-count="0" meta:page-count="1" meta:paragraph-count="16" meta:word-count="119" meta:character-count="778" meta:non-whitespace-character-count="601"/>
    <meta:generator>LibreOffice/5.0.3.2$Linux_X86_64 LibreOffice_project/00m0$Build-2</meta:generator>
  </office:meta>
</office:document-meta>
</file>